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5d879"/>
    </style:style>
    <style:style style:name="P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5d879"/>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5d879" style:font-weight-asian="bold" style:font-weight-complex="bold"/>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5d879"/>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2.75pt" fo:letter-spacing="normal" fo:font-style="normal" fo:font-weight="normal"/>
    </style:style>
    <style:style style:name="P6"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5d879"/>
    </style:style>
    <style:style style:name="T1" style:family="text">
      <style:text-properties officeooo:rsid="000651d9"/>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finición de varias clases.(seccion 5 linea 41)</text:p>
      <text:p text:style-name="P6">En JavaScript podemos definir varias clases en un mismo programa.<text:line-break/>Vamos a desarrollar un programa que contenga dos clases. Plantearemos una clase Numeroquiniela que representa una persona que elige un número de quiniela y además registra su nombre, la clase tiene por objetivo la carga por el teclado del número deseado.</text:p>
      <text:p text:style-name="P5">Por otra parte crearemos una clase Bolillero que sortee un valor aleatorio entre 1 y 10 (que representa el valor extraído del bolillero)</text:p>
      <text:p text:style-name="P5">La codificación de las dos clases es:</text:p>
      <text:p text:style-name="Text_20_body"><text:line-break/></text:p>
      <text:p text:style-name="P1"><text:span text:style-name="T1">2.-</text:span>Plantear una clase persona (que permita cargar por teclado su nombre y edad).</text:p>
      <text:p text:style-name="P1"><text:s text:c="4"/>Por otro lado crear una clase empresa que tenga como atributos el nombre y la edad tope para que una persona pueda ingresar como trabajador en la misma.</text:p>
      <text:p text:style-name="P1"><text:s text:c="4"/>Confeccionar un pequeño programa en JavaScript que defina 3 objetos de la clase persona y 1 de la clase empresa. Mostrar cuántas de esas personas están inhabilidadas para ingresar como trabajadores de acuerdo a la edad tope.</text:p>
      <text:p text:style-name="P1"><text:span text:style-name="T2">.-Vectores con componentes de tipo objeto.(seccion 5 linea 42)</text:span></text:p>
      <text:p text:style-name="P6"><text:span text:style-name="T2">Podemos crear vectores con componente de tipo objeto.</text:span></text:p>
      <text:p text:style-name="P5">Con un ejemplo veremos la sintaxis para trabajar con los mismos. Desarrollaremos una clase que represente un hipervínculo y luego definiremos un vector con componentes de tipo hipervinculo.</text:p>
      <text:p text:style-name="P5">La clase hipervínculo y donde definimos objetos de dicha clase:</text:p>
      <text:p text:style-name="P1"><text:span text:style-name="T2"/></text:p>
      <text:p text:style-name="P1">Confeccionar una clase persona que permita almacenar el nombre y la edad. Luego definir un vector de 4 componentes de tipo persona. Imprimir el nombre de la persona de mayor edad; decir también si hay más de una persona con la edad mayor.</text:p>
      <text:p text:style-name="P1"/>
      <text:p text:style-name="P3">.-Creacion de objetos lineales (seccion 5 linea 43)</text:p>
      <text:p text:style-name="P4">Esta metodología consiste en definir una lista de propiedades y sus valores. Veamos con un ejemplo esta técnica:</text:p>
      <text:p text:style-name="P1"><text:soft-page-break/><text:s text:c="4"/>Crear un objeto que represente los datos de un participante de un juego. Definir las propiedades</text:p>
      <text:p text:style-name="P1">nombre</text:p>
      <text:p text:style-name="P1">puntos</text:p>
      <text:p text:style-name="P1"><text:s text:c="3"/>y las funciones:</text:p>
      <text:p text:style-name="P1"><text:s text:c="2"/>imprimir (mostrar el nombre de jugador y los puntos actuales)</text:p>
      <text:p text:style-name="P1"><text:s text:c="4"/>aumentarpuntos (permite incrementar la cantidad de puntos actuales del jugador)</text:p>
      <text:p text:style-name="P1"><text:s text:c="4"/>verificarsigano (mostrar un mensaje si los puntos superan a 1000)</text:p>
      <text:p text:style-name="P1"/>
      <text:p text:style-name="P3">.-Array: Diferentes formas de crearlos(seccion 5 linea 44)</text:p>
      <text:p text:style-name="P1">Confeccionar un programa que defina dos array, en uno almacenar los días de la semana y en otro los nombres de los meses. Emplear dos sintaxis diferentes para crear e inicializar sus componentes.</text:p>
      <text:p text:style-name="P1"/>
      <text:p text:style-name="P1">.<text:span text:style-name="T2">- Array:densos(seccion 5 linea 45)</text:span></text:p>
      <text:p text:style-name="P4">Crear un vector vacío. Mediante una estructura repetitiva solicitar la carga de elementos por teclado hasta que se ingrese el cero. No almacenar dicho valor en el vector. Luego sumar todas las componentes del vector, mostrar dicha suma y el tamaño del vector.</text:p>
      <text:p text:style-name="P1">Crear un vector con 10 valores aleatorios comprendidos entre 1 y 500. Luego crear otros dos vectores y copiar los elementos menores a 250 en el segundo vector y los mayores o iguales a 250 en el tercer vector. Imprimir los tamaños del segundo y tercer vector. Imprimir los tres vectores.</text:p>
      <text:p text:style-name="P1"/>
      <text:p text:style-name="P3">.-Array: no densos o dispersos (seccion 5 linea 46)</text:p>
      <text:p text:style-name="P4">Ingresar por teclado un nro de cliente y el monto a depositar. Almacenar en un vector, utilizar como subíndice el nro de cliente y almacenar el monto depositado. Sumar todos los depósitos recorriendo el vector e identificando las componentes cargadas (es decir las que tienen un valor distinto a null). Imprimir la suma total depositada y la cantidad de clientes que depositaron.</text:p>
      <text:p text:style-name="P1"><text:s/>Crear un vector disperso que representen premios de una rifa. Las posiciones indican los números que tienen premio. Almacenar en dichas posiciones los premios. Genera 10 premios con los montos 1000,2000,3000 etc.</text:p>
      <text:p text:style-name="P1"><text:s text:c="4"/>La cantidad de números de la rifa son 1000.</text:p>
      <text:p text:style-name="P1"><text:soft-page-break/><text:s text:c="4"/>Generar valores aleatorios para los números con premio.</text:p>
      <text:p text:style-name="P1"><text:s text:c="4"/>Imprimir Los números con premio y los montos de los mismos.</text:p>
      <text:p text:style-name="P1"/>
      <text:p text:style-name="P3">.-Array: metodos push y pop (seccion 5 linea 47)</text:p>
      <text:p text:style-name="P6">Realizar la carga de sueldos por teclado hasta que se ingrese el cero. Almacenar todos los valores ingresados en un vector empleando el método push. Mostrar la suma de sueldos ingresados.</text:p>
      <text:p text:style-name="Text_20_body"><text:line-break/></text:p>
      <text:p text:style-name="P1">Crear un vector con 5 valores aleatorios comprendidos entre 1 y 1000. Luego extraer los dos últimos elementos sumarlos y mostrarlos. Imprimir también el tamaño final del vector. </text:p>
      <text:p text:style-name="P1"/>
      <text:p text:style-name="P3">.-Array: metodos unshift y shift (seccion 5 linea 48)</text:p>
      <text:p text:style-name="P4">Ingresar valores por teclado. Los valores menores a 100 ingresarlos al principio del vector y los mayores o iguales a 100 ingresarlos al final. Se finaliza la carga de datos al ingresar el cero. Cuando sale del do/while extraer el último valor ingresado que es el cero del vector. Imprimir el vector en la página</text:p>
      <text:p text:style-name="P3">.-Array: instruccion delete (seccion 5 linea 49)</text:p>
      <text:p text:style-name="P4">Crear un vector de 10 elementos y almacenar valores aleatorios en el mismo. Luego borrar los elementos de las posiciones pares e imprimir el vector antes y después de borrar las componentes, inclusive tratar de acceder a las componentes que acabamos de borrar.</text:p>
      <text:p text:style-name="P3">.-Array: metodos sort y reverse (seccion 5 linea 50)</text:p>
      <text:p text:style-name="P4">Crear un vector con 10 elementos enteros con valores aleatorios. Ordenarlos de menor a mayor. Luego invertir el vector para verlo de mayor a menor.</text:p>
      <text:p text:style-name="P1">Cargar los sueldos de un conjunto de empleados. Finalizar la carga al ingresar cero. Mostrar por pantalla los sueldos ordenados de mayor a meno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15:22.453097973</meta:creation-date>
    <dc:date>2018-06-11T12:37:07.952690074</dc:date>
    <meta:editing-duration>PT5M9S</meta:editing-duration>
    <meta:editing-cycles>2</meta:editing-cycles>
    <meta:generator>LibreOffice/5.1.6.2$Linux_X86_64 LibreOffice_project/10m0$Build-2</meta:generator>
    <meta:document-statistic meta:table-count="0" meta:image-count="0" meta:object-count="0" meta:page-count="3" meta:paragraph-count="44" meta:word-count="852" meta:character-count="5200" meta:non-whitespace-character-count="4348"/>
  </office:meta>
</office:document-meta>
</file>